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aco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e03" officeooo:paragraph-rsid="001b1e03"/>
    </style:style>
    <style:style style:name="P2" style:family="paragraph" style:parent-style-name="Standard">
      <style:text-properties officeooo:rsid="001de32b" officeooo:paragraph-rsid="001de32b"/>
    </style:style>
    <style:style style:name="P3" style:family="paragraph" style:parent-style-name="Standard">
      <style:text-properties officeooo:rsid="00218304" officeooo:paragraph-rsid="00218304"/>
    </style:style>
    <style:style style:name="P4" style:family="paragraph" style:parent-style-name="Standard">
      <style:text-properties officeooo:rsid="00242d84" officeooo:paragraph-rsid="00242d84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a3a3a" fo:letter-spacing="normal" fo:background-color="#f5f7f8" loext:padding="0cm" loext:border="none"/>
    </style:style>
    <style:style style:name="T1" style:family="text">
      <style:text-properties officeooo:rsid="001d21a9"/>
    </style:style>
    <style:style style:name="T2" style:family="text">
      <style:text-properties officeooo:rsid="001f6a4d"/>
    </style:style>
    <style:style style:name="T3" style:family="text">
      <style:text-properties officeooo:rsid="00228316"/>
    </style:style>
    <style:style style:name="T4" style:family="text">
      <style:text-properties fo:font-variant="normal" fo:text-transform="none" fo:color="#3a3a3a" style:font-name="Source Code Pro" fo:font-size="10.5pt" fo:letter-spacing="normal" fo:font-style="normal" fo:font-weight="normal" fo:background-color="#f5f7f8" loext:char-shading-value="0" loext:padding="0cm" loext:border="none"/>
    </style:style>
    <style:style style:name="T5" style:family="text">
      <style:text-properties fo:font-variant="normal" fo:text-transform="none" fo:color="#3a3a3a" fo:letter-spacing="normal" fo:background-color="#f5f7f8" loext:char-shading-value="0" loext:padding="0cm" loext:border="none"/>
    </style:style>
    <style:style style:name="T6" style:family="text">
      <style:text-properties fo:font-variant="normal" fo:text-transform="none" fo:color="#006699" style:font-name="Source Code Pro" fo:font-size="10.5pt" fo:letter-spacing="normal" fo:font-style="normal" fo:font-weight="bold" fo:background-color="#f5f7f8" loext:char-shading-value="0" loext:padding="0cm" loext:border="none"/>
    </style:style>
    <style:style style:name="T7" style:family="text">
      <style:text-properties fo:font-variant="normal" fo:text-transform="none" fo:color="#000000" style:font-name="Source Code Pro" fo:font-size="10.5pt" fo:letter-spacing="normal" fo:font-style="normal" fo:font-weight="normal" fo:background-color="#f5f7f8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6">var</text:span></text:span><text:span text:style-name="T4"> </text:span><text:span text:style-name="Source_20_Text"><text:span text:style-name="T7">Engine = Matter.Engine,</text:span></text:span></text:p>
      <text:p text:style-name="P5"><text:span text:style-name="Source_20_Text"><text:span text:style-name="T5">    </text:span></text:span><text:span text:style-name="Source_20_Text"><text:span text:style-name="T7">Render = Matter.Render,</text:span></text:span></text:p>
      <text:p text:style-name="P5"><text:span text:style-name="Source_20_Text"><text:span text:style-name="T5">    </text:span></text:span><text:span text:style-name="Source_20_Text"><text:span text:style-name="T7">World = Matter.World,</text:span></text:span></text:p>
      <text:p text:style-name="P5"><text:span text:style-name="Source_20_Text"><text:span text:style-name="T5">    </text:span></text:span><text:span text:style-name="Source_20_Text"><text:span text:style-name="T7">Bodies = Matter.Bodies;</text:span></text:span></text:p>
      <text:p text:style-name="P5"><text:span text:style-name="Source_20_Text"><text:span text:style-name="T5">    </text:span></text:span><text:span text:style-name="T5"> </text:span></text:p>
      <text:p text:style-name="P5"><text:span text:style-name="Source_20_Text"><text:span text:style-name="T6">var</text:span></text:span><text:span text:style-name="T4"> </text:span><text:span text:style-name="Source_20_Text"><text:span text:style-name="T7">engine = Engine.create();</text:span></text:span></text:p>
      <text:p text:style-name="P6"> </text:p>
      <text:p text:style-name="P5"><text:span text:style-name="Source_20_Text"><text:span text:style-name="T6">var</text:span></text:span><text:span text:style-name="T4"> </text:span><text:span text:style-name="Source_20_Text"><text:span text:style-name="T7">render = Render.create({</text:span></text:span></text:p>
      <text:p text:style-name="P5"><text:span text:style-name="Source_20_Text"><text:span text:style-name="T5">                </text:span></text:span><text:span text:style-name="Source_20_Text"><text:span text:style-name="T7">element: document.body,</text:span></text:span></text:p>
      <text:p text:style-name="P5"><text:span text:style-name="Source_20_Text"><text:span text:style-name="T5">                </text:span></text:span><text:span text:style-name="Source_20_Text"><text:span text:style-name="T7">engine: engine,</text:span></text:span></text:p>
      <text:p text:style-name="P5"><text:span text:style-name="Source_20_Text"><text:span text:style-name="T5">                </text:span></text:span><text:span text:style-name="Source_20_Text"><text:span text:style-name="T7">options: {</text:span></text:span></text:p>
      <text:p text:style-name="P5"><text:span text:style-name="Source_20_Text"><text:span text:style-name="T5">                    </text:span></text:span><text:span text:style-name="Source_20_Text"><text:span text:style-name="T7">width: 800,</text:span></text:span></text:p>
      <text:p text:style-name="P5"><text:span text:style-name="Source_20_Text"><text:span text:style-name="T5">                    </text:span></text:span><text:span text:style-name="Source_20_Text"><text:span text:style-name="T7">height: 400,</text:span></text:span></text:p>
      <text:p text:style-name="P5"><text:span text:style-name="Source_20_Text"><text:span text:style-name="T5">                    </text:span></text:span><text:span text:style-name="Source_20_Text"><text:span text:style-name="T7">wireframes: </text:span></text:span><text:span text:style-name="Source_20_Text"><text:span text:style-name="T6">false</text:span></text:span></text:p>
      <text:p text:style-name="P5"><text:span text:style-name="Source_20_Text"><text:span text:style-name="T5">                </text:span></text:span><text:span text:style-name="Source_20_Text"><text:span text:style-name="T7">}</text:span></text:span></text:p>
      <text:p text:style-name="P5"><text:span text:style-name="Source_20_Text"><text:span text:style-name="T5">             </text:span></text:span><text:span text:style-name="Source_20_Text"><text:span text:style-name="T7">});</text:span></text:span></text:p>
      <text:p text:style-name="P5"><text:span text:style-name="Source_20_Text"><text:span text:style-name="T5">             </text:span></text:span><text:span text:style-name="T5"> </text:span></text:p>
      <text:p text:style-name="P5"><text:span text:style-name="Source_20_Text"><text:span text:style-name="T6">var</text:span></text:span><text:span text:style-name="T4"> </text:span><text:span text:style-name="Source_20_Text"><text:span text:style-name="T7">boxA = Bodies.rectangle(400, 200, 80, 80);</text:span></text:span></text:p>
      <text:p text:style-name="P5"><text:span text:style-name="Source_20_Text"><text:span text:style-name="T6">var</text:span></text:span><text:span text:style-name="T4"> </text:span><text:span text:style-name="Source_20_Text"><text:span text:style-name="T7">ballA = Bodies.circle(380, 100, 40, 10);</text:span></text:span></text:p>
      <text:p text:style-name="P5"><text:span text:style-name="Source_20_Text"><text:span text:style-name="T6">var</text:span></text:span><text:span text:style-name="T4"> </text:span><text:span text:style-name="Source_20_Text"><text:span text:style-name="T7">ballB = Bodies.circle(460, 10, 40, 10);</text:span></text:span></text:p>
      <text:p text:style-name="P5"><text:span text:style-name="Source_20_Text"><text:span text:style-name="T6">var</text:span></text:span><text:span text:style-name="T4"> </text:span><text:span text:style-name="Source_20_Text"><text:span text:style-name="T7">ground = Bodies.rectangle(400, 380, 810, 60, { isStatic: </text:span></text:span><text:span text:style-name="Source_20_Text"><text:span text:style-name="T6">true</text:span></text:span><text:span text:style-name="T4"> </text:span><text:span text:style-name="Source_20_Text"><text:span text:style-name="T7">});</text:span></text:span></text:p>
      <text:p text:style-name="P6"> </text:p>
      <text:p text:style-name="P5"><text:span text:style-name="Source_20_Text"><text:span text:style-name="T7">World.add(engine.world, [boxA, ballA, ballB, ground]);</text:span></text:span></text:p>
      <text:p text:style-name="P6"> </text:p>
      <text:p text:style-name="P5"><text:span text:style-name="Source_20_Text"><text:span text:style-name="T7">Engine.run(engine);</text:span></text:span></text:p>
      <text:p text:style-name="P5"><text:span text:style-name="Source_20_Text"><text:span text:style-name="T7">Render.run(render);</text:span></text:span></text:p>
      <text:p text:style-name="P1"/>
      <text:p text:style-name="P1"/>
      <text:p text:style-name="P1">---modules---</text:p>
      <text:p text:style-name="P1"/>
      <text:p text:style-name="P1">-&gt;Matter.Engine: Beinhaltet Methoden um engines zu erstellen und Manipulieren.</text:p>
      <text:p text:style-name="P1">Eine engine updated und simuliert die Welt, in der sich alle Objekte befinden.</text:p>
      <text:p text:style-name="P4"><text:tab/>-&gt;create([settings]): erstellt neue engine.</text:p>
      <text:p text:style-name="P4"/>
      <text:p text:style-name="P1">-&gt;Mater.Render<text:span text:style-name="T1">: Zeichnet alle Objekte auf basis von html5-canvas.</text:span></text:p>
      <text:p text:style-name="P4"><text:tab/>-&gt;create([settings]): erstellt einen neuen Renderer.</text:p>
      <text:p text:style-name="P4"/>
      <text:p text:style-name="P2">-&gt;Matter.World: <text:span text:style-name="T2"><text:s/>wird benutzt, um die Welt zu erstellen und Manipulieren. gravity und bounds werden hier z.B. eingestellt. In der Welt läuft die Engine.</text:span></text:p>
      <text:p text:style-name="P2"/>
      <text:p text:style-name="P3">-&gt;Matter.Bodies: erstellen von Objekten.</text:p>
      <text:p text:style-name="P3"/>
      <text:p text:style-name="P3">-&gt;Matter.Body: <text:span text:style-name="T3">Ein Objekt Manipuliere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aco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7:21:50.026445609</meta:creation-date>
    <dc:date>2018-03-21T17:14:56.850532982</dc:date>
    <meta:editing-duration>PT7H41M42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35" meta:word-count="146" meta:character-count="1270" meta:non-whitespace-character-count="981"/>
  </office:meta>
</office:document-meta>
</file>